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424in"/>
    </style:style>
    <style:style style:name="Table1.B" style:family="table-column">
      <style:table-column-properties style:column-width="2.091in"/>
    </style:style>
    <style:style style:name="Table1.C" style:family="table-column">
      <style:table-column-properties style:column-width="1.675in"/>
    </style:style>
    <style:style style:name="Table1.D" style:family="table-column">
      <style:table-column-properties style:column-width="1.7167in"/>
    </style:style>
    <style:style style:name="Table1.A1" style:family="table-cell">
      <style:table-cell-properties style:vertical-align="middle" fo:padding="0.0194in" fo:border="0.05pt solid #000000"/>
    </style:style>
    <style:style style:name="Table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able_20_Contents">
      <style:text-properties officeooo:paragraph-rsid="002d3ec0"/>
    </style:style>
    <style:style style:name="P8" style:family="paragraph" style:parent-style-name="Standard">
      <style:text-properties officeooo:paragraph-rsid="00302c9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9549e" style:font-size-asian="12pt" style:font-size-complex="12pt"/>
    </style:style>
    <style:style style:name="T6" style:family="text">
      <style:text-properties fo:font-size="12pt" officeooo:rsid="0024c5a4" style:font-size-asian="12pt" style:font-size-complex="12pt"/>
    </style:style>
    <style:style style:name="T7" style:family="text">
      <style:text-properties fo:font-size="12pt" officeooo:rsid="002ac791" style:font-size-asian="12pt" style:font-size-complex="12pt"/>
    </style:style>
    <style:style style:name="T8" style:family="text">
      <style:text-properties officeooo:rsid="002151bf"/>
    </style:style>
    <style:style style:name="T9" style:family="text">
      <style:text-properties officeooo:rsid="0026bf88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weight="bold" officeooo:rsid="00302c91" style:font-weight-asian="bold" style:font-weight-complex="bold"/>
    </style:style>
    <style:style style:name="T13" style:family="text">
      <style:text-properties officeooo:rsid="002d3ec0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</text:span></text:span><text:span text:style-name="Strong_20_Emphasis"><text:span text:style-name="T7">9</text:span></text:span><text:span text:style-name="Strong_20_Emphasis"><text:span text:style-name="T5">.1</text:span></text:span><text:span text:style-name="Strong_20_Emphasis"><text:span text:style-name="T3"> <text:s/></text:span></text:span><text:span text:style-name="Strong_20_Emphasis"><text:span text:style-name="T6">Marketing Plan Development, Part </text:span></text:span><text:span text:style-name="Strong_20_Emphasis"><text:span text:style-name="T7">3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68942513">
            <text:section text:style-name="Sect1" text:name="md-content-277136053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Proficient (3 points)</text:p>
                    </table:table-cell>
                    <table:table-cell table:style-name="Table1.A1" office:value-type="string">
                      <text:p text:style-name="Table_20_Heading">Developing (2 points)</text:p>
                    </table:table-cell>
                    <table:table-cell table:style-name="Table1.A1" office:value-type="string">
                      <text:p text:style-name="Table_20_Heading">Emerging (1 point)</text:p>
                    </table:table-cell>
                  </table:table-row>
                </table:table-header-rows>
                <table:table-row>
                  <table:table-cell table:style-name="Table1.A2" office:value-type="string">
                    <text:p text:style-name="Table_20_Contents"><text:span text:style-name="Strong_20_Emphasis">Executive Summary</text:span></text:p>
                  </table:table-cell>
                  <table:table-cell table:style-name="Table1.A2" office:value-type="string">
                    <text:p text:style-name="Table_20_Contents">Comprehensive overview that clearly articulates the product/service vision, key market opportunities, unique value proposition, and strategic objectives with exceptional clarity and precision</text:p>
                  </table:table-cell>
                  <table:table-cell table:style-name="Table1.A2" office:value-type="string">
                    <text:p text:style-name="Table_20_Contents">Provides a basic overview of the product/service with some market insights, but lacks depth or comprehensive strategic analysis</text:p>
                  </table:table-cell>
                  <table:table-cell table:style-name="Table1.A2" office:value-type="string">
                    <text:p text:style-name="Table_20_Contents">Minimal or vague executive summary with insufficient details about the product, market, or strategic direction</text:p>
                  </table:table-cell>
                </table:table-row>
                <table:table-row>
                  <table:table-cell table:style-name="Table1.A2" office:value-type="string">
                    <text:p text:style-name="Table_20_Contents"><text:span text:style-name="Strong_20_Emphasis">Financial Analysis: Start-up Costs</text:span></text:p>
                    <text:p text:style-name="P7"><text:span text:style-name="Strong_20_Emphasis"><text:span text:style-name="T13">Production Costs</text:span></text:span></text:p>
                    <text:p text:style-name="P7"><text:span text:style-name="Strong_20_Emphasis"><text:span text:style-name="T13">Budgets</text:span></text:span></text:p>
                    <text:p text:style-name="P7"><text:span text:style-name="Strong_20_Emphasis"><text:span text:style-name="T13">ROI</text:span></text:span></text:p>
                    <text:p text:style-name="P7"><text:span text:style-name="Strong_20_Emphasis"/></text:p>
                  </table:table-cell>
                  <table:table-cell table:style-name="Table1.A2" office:value-type="string">
                    <text:p text:style-name="Table_20_Contents">Detailed, realistic, and thoroughly researched start-up cost breakdown with precise financial projections and clear sources of funding</text:p>
                  </table:table-cell>
                  <table:table-cell table:style-name="Table1.A2" office:value-type="string">
                    <text:p text:style-name="Table_20_Contents">Partial breakdown of start-up costs with some gaps in financial detail or methodology</text:p>
                  </table:table-cell>
                  <table:table-cell table:style-name="Table1.A2" office:value-type="string">
                    <text:p text:style-name="Table_20_Contents">Incomplete or unrealistic start-up cost estimation with minimal supporting documentation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Writ</text:span><text:span text:style-name="Strong_20_Emphasis"><text:span text:style-name="T8">ing Quality </text:span></text:span><text:span text:style-name="Strong_20_Emphasis"><text:span text:style-name="T9">and </text:span></text:span><text:span text:style-name="Strong_20_Emphasis"><text:span text:style-name="T8">Presentation</text:span></text:span></text:p>
                  </table:table-cell>
                  <table:table-cell table:style-name="Table1.A1" office:value-type="string">
                    <text:p text:style-name="Table_20_Contents">Exceptional clarity, perfect grammar, professional formatting; writing exceeds academic standards</text:p>
                  </table:table-cell>
                  <table:table-cell table:style-name="Table1.A1" office:value-type="string">
                    <text:p text:style-name="P6">Acceptable writing with some grammatical or structural issues</text:p>
                  </table:table-cell>
                  <table:table-cell table:style-name="Table1.A1" office:value-type="string">
                    <text:p text:style-name="P6">Poorly written; lacks coherence and professionalism</text:p>
                  </table:table-cell>
                </table:table-row>
              </table:table>
            </text:section>
          </text:section>
          <text:p text:style-name="P8"><text:span text:style-name="T12"/></text:p>
          <text:p text:style-name="P8"><text:span text:style-name="T12"/></text:p>
          <text:p text:style-name="P8"><text:span text:style-name="T11">Assignment</text:span></text:p>
          <text:p text:style-name="Standard"><text:span text:style-name="Strong_20_Emphasis"><text:span text:style-name="T10">HW_09.1 [Due: 02 Apr 2025]</text:span></text:span></text:p>
          <text:p text:style-name="Standard"><text:span text:style-name="Strong_20_Emphasis"><text:span text:style-name="T10">Continue writing your final project document. The format for your final project document will be:</text:span></text:span></text:p>
          <text:p text:style-name="Standard"><text:span text:style-name="Strong_20_Emphasis"><text:span text:style-name="T10"><text:tab/>* Times New Roman 12 pt</text:span></text:span></text:p>
          <text:p text:style-name="Standard"><text:span text:style-name="Strong_20_Emphasis"><text:span text:style-name="T10"><text:tab/>* 0.5 in. margins</text:span></text:span></text:p>
          <text:p text:style-name="Standard"><text:span text:style-name="Strong_20_Emphasis"><text:span text:style-name="T10"><text:tab/>* Sections center and bold</text:span></text:span></text:p>
          <text:p text:style-name="Standard"><text:span text:style-name="Strong_20_Emphasis"><text:span text:style-name="T10"><text:tab/>* Text single-spaced</text:span></text:span></text:p>
          <text:p text:style-name="Standard"><text:span text:style-name="Strong_20_Emphasis"><text:span text:style-name="T10">* Drawings and Figures labeled sequentially</text:span></text:span></text:p>
          <text:p text:style-name="Standard"><text:span text:style-name="Strong_20_Emphasis"><text:span text:style-name="T10"/></text:span></text:p>
          <text:p text:style-name="Standard"><text:span text:style-name="Strong_20_Emphasis"><text:span text:style-name="T10">Executive Summary</text:span></text:span></text:p>
          <text:p text:style-name="Standard"><text:span text:style-name="Strong_20_Emphasis"><text:span text:style-name="T10"/></text:span></text:p>
          <text:p text:style-name="Standard"><text:span text:style-name="Strong_20_Emphasis"><text:span text:style-name="T10">Section V.<text:tab/>Financial Analysis</text:span></text:span></text:p>
          <text:p text:style-name="Standard"><text:span text:style-name="Strong_20_Emphasis"><text:span text:style-name="T10"><text:tab/>- Estimated start-up costs</text:span></text:span></text:p>
          <text:p text:style-name="Standard"><text:span text:style-name="Strong_20_Emphasis"><text:span text:style-name="T10"><text:tab/>- Estimated production costs</text:span></text:span></text:p>
          <text:p text:style-name="Standard"><text:soft-page-break/><text:span text:style-name="Strong_20_Emphasis"><text:span text:style-name="T10"><text:tab/>- Estimated advertising costs</text:span></text:span></text:p>
          <text:p text:style-name="Standard"><text:span text:style-name="Strong_20_Emphasis"><text:span text:style-name="T10"><text:tab/>- Estimated revenue stream(s)</text:span></text:span></text:p>
          <text:p text:style-name="Standard"><text:span text:style-name="Strong_20_Emphasis"><text:span text:style-name="T10"><text:tab/>- Estimated Return on Investment (ROI)</text:span></text:span>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2:36:48.881171264</dc:date>
    <meta:editing-duration>PT2H20M43S</meta:editing-duration>
    <meta:editing-cycles>43</meta:editing-cycles>
    <meta:generator>LibreOffice/7.3.7.2$Linux_X86_64 LibreOffice_project/30$Build-2</meta:generator>
    <meta:document-statistic meta:table-count="1" meta:image-count="1" meta:object-count="0" meta:page-count="2" meta:paragraph-count="42" meta:word-count="252" meta:character-count="1862" meta:non-whitespace-character-count="1630"/>
  </office:meta>
</office:document-meta>
</file>